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Write data to Flights <text:span text:style-name="T1">(heavy write with data validation ramp 0.1 sec)</text:span>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48.2409781720894">
            <text:p>48.24097817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.6200846944949">
            <text:p>75.6200846945</text:p>
          </table:table-cell>
          <table:table-cell table:style-name="ce3" office:value-type="float" office:value="9.52635832577133">
            <text:p>9.526358325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606">
            <text:p>606</text:p>
          </table:table-cell>
          <table:table-cell table:style-name="ce3" office:value-type="float" office:value="47.6598526959537">
            <text:p>47.6598526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3.51134846462">
            <text:p>133.5113484646</text:p>
          </table:table-cell>
          <table:table-cell table:style-name="ce3" office:value-type="float" office:value="16.8193007343124">
            <text:p>16.8193007343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37">
            <text:p>1037</text:p>
          </table:table-cell>
          <table:table-cell table:style-name="ce3" office:value-type="float" office:value="91.0275884822227">
            <text:p>91.02758848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.926314442881">
            <text:p>127.9263144429</text:p>
          </table:table-cell>
          <table:table-cell table:style-name="ce3" office:value-type="float" office:value="16.1157173468082">
            <text:p>16.115717346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43">
            <text:p>1043</text:p>
          </table:table-cell>
          <table:table-cell table:style-name="ce3" office:value-type="float" office:value="84.252875284764">
            <text:p>84.25287528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875376661274">
            <text:p>126.8753766613</text:p>
          </table:table-cell>
          <table:table-cell table:style-name="ce3" office:value-type="float" office:value="15.9833238176801">
            <text:p>15.983323817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261">
            <text:p>1261</text:p>
          </table:table-cell>
          <table:table-cell table:style-name="ce3" office:value-type="float" office:value="105.569844186491">
            <text:p>105.56984418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.46789972866">
            <text:p>124.4678997287</text:p>
          </table:table-cell>
          <table:table-cell table:style-name="ce3" office:value-type="float" office:value="15.6800381494113">
            <text:p>15.680038149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463">
            <text:p>46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65">
            <text:p>1265</text:p>
          </table:table-cell>
          <table:table-cell table:style-name="ce3" office:value-type="float" office:value="128.587335677503">
            <text:p>128.58733567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169698244138">
            <text:p>126.1696982441</text:p>
          </table:table-cell>
          <table:table-cell table:style-name="ce3" office:value-type="float" office:value="15.8944248764588">
            <text:p>15.8944248765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561">
            <text:p>56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418">
            <text:p>1418</text:p>
          </table:table-cell>
          <table:table-cell table:style-name="ce3" office:value-type="float" office:value="131.967267969859">
            <text:p>131.967267969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.068183799808">
            <text:p>122.0681837998</text:p>
          </table:table-cell>
          <table:table-cell table:style-name="ce3" office:value-type="float" office:value="15.377730185718">
            <text:p>15.377730185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06">
            <text:p>1506</text:p>
          </table:table-cell>
          <table:table-cell table:style-name="ce3" office:value-type="float" office:value="152.299667924786">
            <text:p>152.29966792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275998684602">
            <text:p>125.2759986846</text:p>
          </table:table-cell>
          <table:table-cell table:style-name="ce3" office:value-type="float" office:value="15.7818396780407">
            <text:p>15.78183967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705">
            <text:p>705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56">
            <text:p>1656</text:p>
          </table:table-cell>
          <table:table-cell table:style-name="ce3" office:value-type="float" office:value="183.864951236827">
            <text:p>183.86495123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199972177784">
            <text:p>125.1999721778</text:p>
          </table:table-cell>
          <table:table-cell table:style-name="ce3" office:value-type="float" office:value="15.7722621200529">
            <text:p>15.772262120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778">
            <text:p>778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84">
            <text:p>1584</text:p>
          </table:table-cell>
          <table:table-cell table:style-name="ce3" office:value-type="float" office:value="178.949719272621">
            <text:p>178.94971927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981077642138">
            <text:p>125.9810776421</text:p>
          </table:table-cell>
          <table:table-cell table:style-name="ce3" office:value-type="float" office:value="15.8706631014022">
            <text:p>15.8706631014</text:p>
          </table:table-cell>
          <table:table-cell table:style-name="ce3" office:value-type="float" office:value="129">
            <text:p>129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Read data from Flights (heavy read ramp 0.1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11.1066464785731">
            <text:p>11.106646478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3.760782058654">
            <text:p>183.7607820587</text:p>
          </table:table-cell>
          <table:table-cell table:style-name="ce3" office:value-type="float" office:value="18.110489146061">
            <text:p>18.110489146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9.35855585814394">
            <text:p>9.35855585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8.26140567201">
            <text:p>308.261405672</text:p>
          </table:table-cell>
          <table:table-cell table:style-name="ce3" office:value-type="float" office:value="38.8337122379778">
            <text:p>38.83371223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16.5308777712767">
            <text:p>16.53087777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08.775037471045">
            <text:p>408.775037471</text:p>
          </table:table-cell>
          <table:table-cell table:style-name="ce3" office:value-type="float" office:value="51.496074056411">
            <text:p>51.496074056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24.5371780658962">
            <text:p>24.53717806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0.920934985311">
            <text:p>510.9209349853</text:p>
          </table:table-cell>
          <table:table-cell table:style-name="ce3" office:value-type="float" office:value="64.3640630987355">
            <text:p>64.364063098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31.5147627470048">
            <text:p>31.5147627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00.312162324409">
            <text:p>600.3121623244</text:p>
          </table:table-cell>
          <table:table-cell table:style-name="ce3" office:value-type="float" office:value="75.625262636571">
            <text:p>75.6252626366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39.8260638523596">
            <text:p>39.82606385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0.093761720215">
            <text:p>750.0937617202</text:p>
          </table:table-cell>
          <table:table-cell table:style-name="ce3" office:value-type="float" office:value="94.4942336542068">
            <text:p>94.4942336542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45.2914639919115">
            <text:p>45.29146399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3.770977295163">
            <text:p>863.7709772952</text:p>
          </table:table-cell>
          <table:table-cell table:style-name="ce3" office:value-type="float" office:value="108.81489850691">
            <text:p>108.814898506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53.610567993721">
            <text:p>53.61056799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52.380952380952">
            <text:p>952.380952381</text:p>
          </table:table-cell>
          <table:table-cell table:style-name="ce3" office:value-type="float" office:value="119.977678571429">
            <text:p>119.977678571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12.7439728673772">
            <text:p>12.74397286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9.84421973217">
            <text:p>1229.8442197322</text:p>
          </table:table-cell>
          <table:table-cell table:style-name="ce3" office:value-type="float" office:value="154.931547212353">
            <text:p>154.931547212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62.4606972928577">
            <text:p>62.46069729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14.40454453236">
            <text:p>1014.4045445324</text:p>
          </table:table-cell>
          <table:table-cell table:style-name="ce3" office:value-type="float" office:value="127.791197504565">
            <text:p>127.7911975046</text:p>
          </table:table-cell>
          <table:table-cell table:style-name="ce3" office:value-type="float" office:value="129">
            <text:p>129</text:p>
          </table:table-cell>
        </table:table-row>
        <table:table-row table:style-name="ro4">
          <table:table-cell/>
          <table:table-cell table:style-name="ce3" table:number-columns-repeated="10"/>
        </table:table-row>
        <table:table-row table:style-name="ro4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Update data from Flights (heavy update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07">
            <text:p>407</text:p>
          </table:table-cell>
          <table:table-cell table:style-name="ce3" office:value-type="float" office:value="31.5525528444213">
            <text:p>31.55255284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.1252260787185">
            <text:p>86.1252260787</text:p>
          </table:table-cell>
          <table:table-cell table:style-name="ce3" office:value-type="float" office:value="10.8497599259323">
            <text:p>10.849759925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56">
            <text:p>156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47.0761374557217">
            <text:p>47.07613745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1.285627653123">
            <text:p>121.2856276531</text:p>
          </table:table-cell>
          <table:table-cell table:style-name="ce3" office:value-type="float" office:value="15.2791464523954">
            <text:p>15.279146452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755">
            <text:p>755</text:p>
          </table:table-cell>
          <table:table-cell table:style-name="ce3" office:value-type="float" office:value="73.9027855128313">
            <text:p>73.90278551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5.132210154661">
            <text:p>115.1322101547</text:p>
          </table:table-cell>
          <table:table-cell table:style-name="ce3" office:value-type="float" office:value="14.5039600683118">
            <text:p>14.5039600683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879">
            <text:p>879</text:p>
          </table:table-cell>
          <table:table-cell table:style-name="ce3" office:value-type="float" office:value="69.2688457659719">
            <text:p>69.2688457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.157707346537">
            <text:p>127.1577073465</text:p>
          </table:table-cell>
          <table:table-cell table:style-name="ce3" office:value-type="float" office:value="16.0188908668977">
            <text:p>16.018890866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399">
            <text:p>39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23">
            <text:p>1023</text:p>
          </table:table-cell>
          <table:table-cell table:style-name="ce3" office:value-type="float" office:value="105.397131601197">
            <text:p>105.39713160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1.838296213266">
            <text:p>121.8382962133</text:p>
          </table:table-cell>
          <table:table-cell table:style-name="ce3" office:value-type="float" office:value="15.348769737804">
            <text:p>15.348769737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97">
            <text:p>1097</text:p>
          </table:table-cell>
          <table:table-cell table:style-name="ce3" office:value-type="float" office:value="121.872428707235">
            <text:p>121.87242870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622411644083">
            <text:p>120.6224116441</text:p>
          </table:table-cell>
          <table:table-cell table:style-name="ce3" office:value-type="float" office:value="15.1955967793816">
            <text:p>15.195596779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584">
            <text:p>584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458">
            <text:p>1458</text:p>
          </table:table-cell>
          <table:table-cell table:style-name="ce3" office:value-type="float" office:value="158.947469955919">
            <text:p>158.94746995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7.231330910552">
            <text:p>117.2313309106</text:p>
          </table:table-cell>
          <table:table-cell table:style-name="ce3" office:value-type="float" office:value="14.7684000854114">
            <text:p>14.768400085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651">
            <text:p>65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396">
            <text:p>1396</text:p>
          </table:table-cell>
          <table:table-cell table:style-name="ce3" office:value-type="float" office:value="138.223871302138">
            <text:p>138.22387130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042615128371">
            <text:p>120.0426151284</text:p>
          </table:table-cell>
          <table:table-cell table:style-name="ce3" office:value-type="float" office:value="15.1225560073826">
            <text:p>15.122556007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731">
            <text:p>73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1654">
            <text:p>1654</text:p>
          </table:table-cell>
          <table:table-cell table:style-name="ce3" office:value-type="float" office:value="155.462110480176">
            <text:p>155.46211048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.725965472374">
            <text:p>120.7259654724</text:p>
          </table:table-cell>
          <table:table-cell table:style-name="ce3" office:value-type="float" office:value="15.2086421347033">
            <text:p>15.208642134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37">
            <text:p>837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687">
            <text:p>1687</text:p>
          </table:table-cell>
          <table:table-cell table:style-name="ce3" office:value-type="float" office:value="179.991965314455">
            <text:p>179.99196531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7.336462305661">
            <text:p>117.3364623057</text:p>
          </table:table-cell>
          <table:table-cell table:style-name="ce3" office:value-type="float" office:value="14.7816441771781">
            <text:p>14.7816441772</text:p>
          </table:table-cell>
          <table:table-cell table:style-name="ce3" office:value-type="float" office:value="129">
            <text:p>129</text:p>
          </table:table-cell>
        </table:table-row>
        <table:table-row table:style-name="ro4" table:number-rows-repeated="1048534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10" table:default-cell-style-name="ce3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Write data to Flights (<text:span text:style-name="T1">heavy write with out <text:s/>data validation <text:s/>ramp 0.1 sec</text:span>)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2">
            <text:p>102</text:p>
          </table:table-cell>
          <table:table-cell office:value-type="float" office:value="33">
            <text:p>33</text:p>
          </table:table-cell>
          <table:table-cell office:value-type="float" office:value="305">
            <text:p>305</text:p>
          </table:table-cell>
          <table:table-cell office:value-type="float" office:value="26.7479583519939">
            <text:p>26.747958352</text:p>
          </table:table-cell>
          <table:table-cell office:value-type="float" office:value="0">
            <text:p>0</text:p>
          </table:table-cell>
          <table:table-cell office:value-type="float" office:value="90.1631953836444">
            <text:p>90.1631953836</text:p>
          </table:table-cell>
          <table:table-cell office:value-type="float" office:value="11.3584494184474">
            <text:p>11.3584494184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146">
            <text:p>146</text:p>
          </table:table-cell>
          <table:table-cell office:value-type="float" office:value="41">
            <text:p>41</text:p>
          </table:table-cell>
          <table:table-cell office:value-type="float" office:value="673">
            <text:p>673</text:p>
          </table:table-cell>
          <table:table-cell office:value-type="float" office:value="50.8325907243571">
            <text:p>50.8325907244</text:p>
          </table:table-cell>
          <table:table-cell office:value-type="float" office:value="0">
            <text:p>0</text:p>
          </table:table-cell>
          <table:table-cell office:value-type="float" office:value="134.073894804776">
            <text:p>134.0738948048</text:p>
          </table:table-cell>
          <table:table-cell office:value-type="float" office:value="16.2602855759923">
            <text:p>16.260285576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float" office:value="229">
            <text:p>229</text:p>
          </table:table-cell>
          <table:table-cell office:value-type="float" office:value="44">
            <text:p>44</text:p>
          </table:table-cell>
          <table:table-cell office:value-type="float" office:value="731">
            <text:p>731</text:p>
          </table:table-cell>
          <table:table-cell office:value-type="float" office:value="69.4299898410861">
            <text:p>69.4299898411</text:p>
          </table:table-cell>
          <table:table-cell office:value-type="float" office:value="0">
            <text:p>0</text:p>
          </table:table-cell>
          <table:table-cell office:value-type="float" office:value="127.608989238236">
            <text:p>127.6089892382</text:p>
          </table:table-cell>
          <table:table-cell office:value-type="float" office:value="15.9497652458325">
            <text:p>15.9497652458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906">
            <text:p>906</text:p>
          </table:table-cell>
          <table:table-cell office:value-type="float" office:value="80.2468591873695">
            <text:p>80.2468591874</text:p>
          </table:table-cell>
          <table:table-cell office:value-type="float" office:value="0">
            <text:p>0</text:p>
          </table:table-cell>
          <table:table-cell office:value-type="float" office:value="126.486213002783">
            <text:p>126.4862130028</text:p>
          </table:table-cell>
          <table:table-cell office:value-type="float" office:value="15.9342983177334">
            <text:p>15.9342983177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float" office:value="387">
            <text:p>387</text:p>
          </table:table-cell>
          <table:table-cell office:value-type="float" office:value="38">
            <text:p>38</text:p>
          </table:table-cell>
          <table:table-cell office:value-type="float" office:value="1270">
            <text:p>1270</text:p>
          </table:table-cell>
          <table:table-cell office:value-type="float" office:value="114.796381196621">
            <text:p>114.7963811966</text:p>
          </table:table-cell>
          <table:table-cell office:value-type="float" office:value="0">
            <text:p>0</text:p>
          </table:table-cell>
          <table:table-cell office:value-type="float" office:value="125.656555502501">
            <text:p>125.6565555025</text:p>
          </table:table-cell>
          <table:table-cell office:value-type="float" office:value="15.8297809177955">
            <text:p>15.8297809178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461">
            <text:p>461</text:p>
          </table:table-cell>
          <table:table-cell office:value-type="float" office:value="41">
            <text:p>41</text:p>
          </table:table-cell>
          <table:table-cell office:value-type="float" office:value="1160">
            <text:p>1160</text:p>
          </table:table-cell>
          <table:table-cell office:value-type="float" office:value="111.252328926434">
            <text:p>111.2523289264</text:p>
          </table:table-cell>
          <table:table-cell office:value-type="float" office:value="0">
            <text:p>0</text:p>
          </table:table-cell>
          <table:table-cell office:value-type="float" office:value="127.175226265923">
            <text:p>127.1752262659</text:p>
          </table:table-cell>
          <table:table-cell office:value-type="float" office:value="16.0210978401407">
            <text:p>16.021097840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000">
            <text:p>7000</text:p>
          </table:table-cell>
          <table:table-cell office:value-type="float" office:value="554">
            <text:p>554</text:p>
          </table:table-cell>
          <table:table-cell office:value-type="float" office:value="51">
            <text:p>51</text:p>
          </table:table-cell>
          <table:table-cell office:value-type="float" office:value="1411">
            <text:p>1411</text:p>
          </table:table-cell>
          <table:table-cell office:value-type="float" office:value="150.465476107936">
            <text:p>150.4654761079</text:p>
          </table:table-cell>
          <table:table-cell office:value-type="float" office:value="0">
            <text:p>0</text:p>
          </table:table-cell>
          <table:table-cell office:value-type="float" office:value="126.567935885894">
            <text:p>126.5679358859</text:p>
          </table:table-cell>
          <table:table-cell office:value-type="float" office:value="15.5666637981253">
            <text:p>15.566663798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635">
            <text:p>635</text:p>
          </table:table-cell>
          <table:table-cell office:value-type="float" office:value="46">
            <text:p>46</text:p>
          </table:table-cell>
          <table:table-cell office:value-type="float" office:value="1522">
            <text:p>1522</text:p>
          </table:table-cell>
          <table:table-cell office:value-type="float" office:value="146.221565686236">
            <text:p>146.2215656862</text:p>
          </table:table-cell>
          <table:table-cell office:value-type="float" office:value="0">
            <text:p>0</text:p>
          </table:table-cell>
          <table:table-cell office:value-type="float" office:value="125.376823663675">
            <text:p>125.3768236637</text:p>
          </table:table-cell>
          <table:table-cell office:value-type="float" office:value="15.5425881373184">
            <text:p>15.5425881373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00">
            <text:p>9000</text:p>
          </table:table-cell>
          <table:table-cell office:value-type="float" office:value="717">
            <text:p>717</text:p>
          </table:table-cell>
          <table:table-cell office:value-type="float" office:value="37">
            <text:p>37</text:p>
          </table:table-cell>
          <table:table-cell office:value-type="float" office:value="1759">
            <text:p>1759</text:p>
          </table:table-cell>
          <table:table-cell office:value-type="float" office:value="175.152967325565">
            <text:p>175.1529673256</text:p>
          </table:table-cell>
          <table:table-cell office:value-type="float" office:value="0">
            <text:p>0</text:p>
          </table:table-cell>
          <table:table-cell office:value-type="float" office:value="125.093756411133">
            <text:p>125.0937564111</text:p>
          </table:table-cell>
          <table:table-cell office:value-type="float" office:value="15.5069282978869">
            <text:p>15.506928297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float" office:value="35">
            <text:p>35</text:p>
          </table:table-cell>
          <table:table-cell office:value-type="float" office:value="1855">
            <text:p>1855</text:p>
          </table:table-cell>
          <table:table-cell office:value-type="float" office:value="193.180046943544">
            <text:p>193.1800469435</text:p>
          </table:table-cell>
          <table:table-cell office:value-type="float" office:value="0">
            <text:p>0</text:p>
          </table:table-cell>
          <table:table-cell office:value-type="float" office:value="126.583571349768">
            <text:p>126.5835713498</text:p>
          </table:table-cell>
          <table:table-cell office:value-type="float" office:value="15.4426569376172">
            <text:p>15.4426569376</text:p>
          </table:table-cell>
          <table:table-cell office:value-type="float" office:value="129">
            <text:p>12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Read data from Flights <text:span text:style-name="T1">(heavy read ramp 0.1)</text:span>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5.44973393845976">
            <text:p>5.4497339385</text:p>
          </table:table-cell>
          <table:table-cell office:value-type="float" office:value="0">
            <text:p>0</text:p>
          </table:table-cell>
          <table:table-cell office:value-type="float" office:value="197.511356903022">
            <text:p>197.511356903</text:p>
          </table:table-cell>
          <table:table-cell office:value-type="float" office:value="24.8818017973533">
            <text:p>24.8818017974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8.19154222353765">
            <text:p>8.1915422235</text:p>
          </table:table-cell>
          <table:table-cell office:value-type="float" office:value="0">
            <text:p>0</text:p>
          </table:table-cell>
          <table:table-cell office:value-type="float" office:value="336.134453781513">
            <text:p>336.1344537815</text:p>
          </table:table-cell>
          <table:table-cell office:value-type="float" office:value="42.3450630252101">
            <text:p>42.345063025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.24658926802807">
            <text:p>8.246589268</text:p>
          </table:table-cell>
          <table:table-cell office:value-type="float" office:value="0">
            <text:p>0</text:p>
          </table:table-cell>
          <table:table-cell office:value-type="float" office:value="469.410107964325">
            <text:p>469.4101079643</text:p>
          </table:table-cell>
          <table:table-cell office:value-type="float" office:value="59.1346718040995">
            <text:p>59.134671804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6.96480290011855">
            <text:p>6.9648029001</text:p>
          </table:table-cell>
          <table:table-cell office:value-type="float" office:value="0">
            <text:p>0</text:p>
          </table:table-cell>
          <table:table-cell office:value-type="float" office:value="618.620476337767">
            <text:p>618.6204763378</text:p>
          </table:table-cell>
          <table:table-cell office:value-type="float" office:value="77.9316811011445">
            <text:p>77.931681101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8.04867521769885">
            <text:p>8.0486752177</text:p>
          </table:table-cell>
          <table:table-cell office:value-type="float" office:value="0">
            <text:p>0</text:p>
          </table:table-cell>
          <table:table-cell office:value-type="float" office:value="779.180302321957">
            <text:p>779.180302322</text:p>
          </table:table-cell>
          <table:table-cell office:value-type="float" office:value="98.158456054231">
            <text:p>98.158456054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8.49644834949022">
            <text:p>8.4964483495</text:p>
          </table:table-cell>
          <table:table-cell office:value-type="float" office:value="0">
            <text:p>0</text:p>
          </table:table-cell>
          <table:table-cell office:value-type="float" office:value="974.658869395712">
            <text:p>974.6588693957</text:p>
          </table:table-cell>
          <table:table-cell office:value-type="float" office:value="122.784173976608">
            <text:p>122.7841739766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000">
            <text:p>70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.2366389965315">
            <text:p>8.2366389965</text:p>
          </table:table-cell>
          <table:table-cell office:value-type="float" office:value="0">
            <text:p>0</text:p>
          </table:table-cell>
          <table:table-cell office:value-type="float" office:value="1157.79027456169">
            <text:p>1157.7902745617</text:p>
          </table:table-cell>
          <table:table-cell office:value-type="float" office:value="145.854438885213">
            <text:p>145.854438885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9.22947181587334">
            <text:p>9.2294718159</text:p>
          </table:table-cell>
          <table:table-cell office:value-type="float" office:value="0">
            <text:p>0</text:p>
          </table:table-cell>
          <table:table-cell office:value-type="float" office:value="1256.28140703518">
            <text:p>1256.2814070352</text:p>
          </table:table-cell>
          <table:table-cell office:value-type="float" office:value="158.262013190955">
            <text:p>158.26201319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00">
            <text:p>900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9.83658889924954">
            <text:p>9.8365888992</text:p>
          </table:table-cell>
          <table:table-cell office:value-type="float" office:value="0">
            <text:p>0</text:p>
          </table:table-cell>
          <table:table-cell office:value-type="float" office:value="1316.75201170446">
            <text:p>1316.7520117045</text:p>
          </table:table-cell>
          <table:table-cell office:value-type="float" office:value="165.879892099488">
            <text:p>165.8798920995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.1304893420802">
            <text:p>10.1304893421</text:p>
          </table:table-cell>
          <table:table-cell office:value-type="float" office:value="0">
            <text:p>0</text:p>
          </table:table-cell>
          <table:table-cell office:value-type="float" office:value="1299.3762993763">
            <text:p>1299.3762993763</text:p>
          </table:table-cell>
          <table:table-cell office:value-type="float" office:value="163.690959589397">
            <text:p>163.6909595894</text:p>
          </table:table-cell>
          <table:table-cell office:value-type="float" office:value="129">
            <text:p>129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10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Update data from Flights <text:span text:style-name="T1">(heavy update ramp 0.1)</text:span>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3">
            <text:p>103</text:p>
          </table:table-cell>
          <table:table-cell office:value-type="float" office:value="46">
            <text:p>46</text:p>
          </table:table-cell>
          <table:table-cell office:value-type="float" office:value="274">
            <text:p>274</text:p>
          </table:table-cell>
          <table:table-cell office:value-type="float" office:value="21.9523620369199">
            <text:p>21.9523620369</text:p>
          </table:table-cell>
          <table:table-cell office:value-type="float" office:value="0">
            <text:p>0</text:p>
          </table:table-cell>
          <table:table-cell office:value-type="float" office:value="90.719404880704">
            <text:p>90.7194048807</text:p>
          </table:table-cell>
          <table:table-cell office:value-type="float" office:value="11.4285187789168">
            <text:p>11.428518778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151">
            <text:p>151</text:p>
          </table:table-cell>
          <table:table-cell office:value-type="float" office:value="38">
            <text:p>38</text:p>
          </table:table-cell>
          <table:table-cell office:value-type="float" office:value="650">
            <text:p>650</text:p>
          </table:table-cell>
          <table:table-cell office:value-type="float" office:value="45.5347812968285">
            <text:p>45.5347812968</text:p>
          </table:table-cell>
          <table:table-cell office:value-type="float" office:value="0">
            <text:p>0</text:p>
          </table:table-cell>
          <table:table-cell office:value-type="float" office:value="124.859533025346">
            <text:p>124.8595330253</text:p>
          </table:table-cell>
          <table:table-cell office:value-type="float" office:value="15.7293747658884">
            <text:p>15.729374765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3000">
            <text:p>3000</text:p>
          </table:table-cell>
          <table:table-cell office:value-type="float" office:value="230">
            <text:p>230</text:p>
          </table:table-cell>
          <table:table-cell office:value-type="float" office:value="34">
            <text:p>34</text:p>
          </table:table-cell>
          <table:table-cell office:value-type="float" office:value="808">
            <text:p>808</text:p>
          </table:table-cell>
          <table:table-cell office:value-type="float" office:value="70.1295841805249">
            <text:p>70.1295841805</text:p>
          </table:table-cell>
          <table:table-cell office:value-type="float" office:value="0">
            <text:p>0</text:p>
          </table:table-cell>
          <table:table-cell office:value-type="float" office:value="124.895920066611">
            <text:p>124.8959200666</text:p>
          </table:table-cell>
          <table:table-cell office:value-type="float" office:value="15.7339586802664">
            <text:p>15.7339586803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326">
            <text:p>326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  <table:table-cell office:value-type="float" office:value="84.031888283184">
            <text:p>84.0318882832</text:p>
          </table:table-cell>
          <table:table-cell office:value-type="float" office:value="0">
            <text:p>0</text:p>
          </table:table-cell>
          <table:table-cell office:value-type="float" office:value="118.77895236964">
            <text:p>118.7789523696</text:p>
          </table:table-cell>
          <table:table-cell office:value-type="float" office:value="14.9633641168785">
            <text:p>14.963364116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float" office:value="50">
            <text:p>50</text:p>
          </table:table-cell>
          <table:table-cell office:value-type="float" office:value="1341">
            <text:p>1341</text:p>
          </table:table-cell>
          <table:table-cell office:value-type="float" office:value="108.996789512352">
            <text:p>108.9967895124</text:p>
          </table:table-cell>
          <table:table-cell office:value-type="float" office:value="0">
            <text:p>0</text:p>
          </table:table-cell>
          <table:table-cell office:value-type="float" office:value="122.606115593046">
            <text:p>122.606115593</text:p>
          </table:table-cell>
          <table:table-cell office:value-type="float" office:value="15.4454969838896">
            <text:p>15.445496983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488">
            <text:p>488</text:p>
          </table:table-cell>
          <table:table-cell office:value-type="float" office:value="42">
            <text:p>42</text:p>
          </table:table-cell>
          <table:table-cell office:value-type="float" office:value="997">
            <text:p>997</text:p>
          </table:table-cell>
          <table:table-cell office:value-type="float" office:value="100.723443012704">
            <text:p>100.7234430127</text:p>
          </table:table-cell>
          <table:table-cell office:value-type="float" office:value="0">
            <text:p>0</text:p>
          </table:table-cell>
          <table:table-cell office:value-type="float" office:value="120.25012025012">
            <text:p>120.2501202501</text:p>
          </table:table-cell>
          <table:table-cell office:value-type="float" office:value="15.1486967893218">
            <text:p>15.1486967893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000">
            <text:p>7000</text:p>
          </table:table-cell>
          <table:table-cell office:value-type="float" office:value="569">
            <text:p>569</text:p>
          </table:table-cell>
          <table:table-cell office:value-type="float" office:value="47">
            <text:p>47</text:p>
          </table:table-cell>
          <table:table-cell office:value-type="float" office:value="1148">
            <text:p>1148</text:p>
          </table:table-cell>
          <table:table-cell office:value-type="float" office:value="118.231818063204">
            <text:p>118.2318180632</text:p>
          </table:table-cell>
          <table:table-cell office:value-type="float" office:value="0">
            <text:p>0</text:p>
          </table:table-cell>
          <table:table-cell office:value-type="float" office:value="120.529641682594">
            <text:p>120.5296416826</text:p>
          </table:table-cell>
          <table:table-cell office:value-type="float" office:value="15.1839099385299">
            <text:p>15.1839099385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627">
            <text:p>627</text:p>
          </table:table-cell>
          <table:table-cell office:value-type="float" office:value="60">
            <text:p>60</text:p>
          </table:table-cell>
          <table:table-cell office:value-type="float" office:value="1263">
            <text:p>1263</text:p>
          </table:table-cell>
          <table:table-cell office:value-type="float" office:value="117.256295906659">
            <text:p>117.2562959067</text:p>
          </table:table-cell>
          <table:table-cell office:value-type="float" office:value="0">
            <text:p>0</text:p>
          </table:table-cell>
          <table:table-cell office:value-type="float" office:value="124.972662230137">
            <text:p>124.9726622301</text:p>
          </table:table-cell>
          <table:table-cell office:value-type="float" office:value="15.7436263942263">
            <text:p>15.743626394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00">
            <text:p>9000</text:p>
          </table:table-cell>
          <table:table-cell office:value-type="float" office:value="711">
            <text:p>711</text:p>
          </table:table-cell>
          <table:table-cell office:value-type="float" office:value="34">
            <text:p>34</text:p>
          </table:table-cell>
          <table:table-cell office:value-type="float" office:value="1483">
            <text:p>1483</text:p>
          </table:table-cell>
          <table:table-cell office:value-type="float" office:value="143.314708937756">
            <text:p>143.3147089378</text:p>
          </table:table-cell>
          <table:table-cell office:value-type="float" office:value="0">
            <text:p>0</text:p>
          </table:table-cell>
          <table:table-cell office:value-type="float" office:value="124.052377670572">
            <text:p>124.0523776706</text:p>
          </table:table-cell>
          <table:table-cell office:value-type="float" office:value="15.6276921088904">
            <text:p>15.627692108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804">
            <text:p>804</text:p>
          </table:table-cell>
          <table:table-cell office:value-type="float" office:value="60">
            <text:p>60</text:p>
          </table:table-cell>
          <table:table-cell office:value-type="float" office:value="1456">
            <text:p>1456</text:p>
          </table:table-cell>
          <table:table-cell office:value-type="float" office:value="153.190926759746">
            <text:p>153.1909267597</text:p>
          </table:table-cell>
          <table:table-cell office:value-type="float" office:value="0">
            <text:p>0</text:p>
          </table:table-cell>
          <table:table-cell office:value-type="float" office:value="123.008795128852">
            <text:p>123.0087951289</text:p>
          </table:table-cell>
          <table:table-cell office:value-type="float" office:value="15.4962251675995">
            <text:p>15.4962251676</text:p>
          </table:table-cell>
          <table:table-cell office:value-type="float" office:value="129">
            <text:p>129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10" table:default-cell-style-name="ce3"/>
        <table:table-row table:style-name="ro5">
          <table:table-cell table:number-columns-repeated="2"/>
          <table:table-cell table:style-name="Default" table:number-columns-repeated="2"/>
          <table:table-cell table:style-name="ce4" office:value-type="string">
            <text:p>heavy to 100 connection in 0.01 time 100,200,300....</text:p>
          </table:table-cell>
          <table:table-cell table:style-name="Default" table:number-columns-repeated="7"/>
        </table:table-row>
        <table:table-row table:style-name="ro5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7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Write data to Flights (heavy write with data validation)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800">
            <text:p>800</text:p>
          </table:table-cell>
          <table:table-cell office:value-type="float" office:value="49">
            <text:p>49</text:p>
          </table:table-cell>
          <table:table-cell office:value-type="float" office:value="1790">
            <text:p>1790</text:p>
          </table:table-cell>
          <table:table-cell office:value-type="float" office:value="195.389473937339">
            <text:p>195.3894739373</text:p>
          </table:table-cell>
          <table:table-cell office:value-type="float" office:value="0">
            <text:p>0</text:p>
          </table:table-cell>
          <table:table-cell office:value-type="float" office:value="121.046324428359">
            <text:p>121.0463244284</text:p>
          </table:table-cell>
          <table:table-cell office:value-type="float" office:value="15.2489998547444">
            <text:p>15.2489998547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807">
            <text:p>807</text:p>
          </table:table-cell>
          <table:table-cell office:value-type="float" office:value="63">
            <text:p>63</text:p>
          </table:table-cell>
          <table:table-cell office:value-type="float" office:value="1992">
            <text:p>1992</text:p>
          </table:table-cell>
          <table:table-cell office:value-type="float" office:value="214.455227154941">
            <text:p>214.4552271549</text:p>
          </table:table-cell>
          <table:table-cell office:value-type="float" office:value="0">
            <text:p>0</text:p>
          </table:table-cell>
          <table:table-cell office:value-type="float" office:value="120.637448276694">
            <text:p>120.6374482767</text:p>
          </table:table-cell>
          <table:table-cell office:value-type="float" office:value="15.1974910426695">
            <text:p>15.1974910427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813">
            <text:p>813</text:p>
          </table:table-cell>
          <table:table-cell office:value-type="float" office:value="73">
            <text:p>73</text:p>
          </table:table-cell>
          <table:table-cell office:value-type="float" office:value="1932">
            <text:p>1932</text:p>
          </table:table-cell>
          <table:table-cell office:value-type="float" office:value="206.31266162463">
            <text:p>206.3126616246</text:p>
          </table:table-cell>
          <table:table-cell office:value-type="float" office:value="0">
            <text:p>0</text:p>
          </table:table-cell>
          <table:table-cell office:value-type="float" office:value="120.281458613155">
            <text:p>120.2814586132</text:p>
          </table:table-cell>
          <table:table-cell office:value-type="float" office:value="15.1526446885713">
            <text:p>15.1526446886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821">
            <text:p>821</text:p>
          </table:table-cell>
          <table:table-cell office:value-type="float" office:value="78">
            <text:p>78</text:p>
          </table:table-cell>
          <table:table-cell office:value-type="float" office:value="1930">
            <text:p>1930</text:p>
          </table:table-cell>
          <table:table-cell office:value-type="float" office:value="203.67549624675">
            <text:p>203.6754962468</text:p>
          </table:table-cell>
          <table:table-cell office:value-type="float" office:value="0">
            <text:p>0</text:p>
          </table:table-cell>
          <table:table-cell office:value-type="float" office:value="118.842474300315">
            <text:p>118.8424743003</text:p>
          </table:table-cell>
          <table:table-cell office:value-type="float" office:value="14.9713663913483">
            <text:p>14.9713663913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828">
            <text:p>828</text:p>
          </table:table-cell>
          <table:table-cell office:value-type="float" office:value="33">
            <text:p>33</text:p>
          </table:table-cell>
          <table:table-cell office:value-type="float" office:value="2029">
            <text:p>2029</text:p>
          </table:table-cell>
          <table:table-cell office:value-type="float" office:value="210.545023729402">
            <text:p>210.5450237294</text:p>
          </table:table-cell>
          <table:table-cell office:value-type="float" office:value="0">
            <text:p>0</text:p>
          </table:table-cell>
          <table:table-cell office:value-type="float" office:value="117.869485476122">
            <text:p>117.8694854761</text:p>
          </table:table-cell>
          <table:table-cell office:value-type="float" office:value="14.8487926039255">
            <text:p>14.848792603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Read data to Flights 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71">
            <text:p>171</text:p>
          </table:table-cell>
          <table:table-cell office:value-type="float" office:value="14.8318155324964">
            <text:p>14.8318155325</text:p>
          </table:table-cell>
          <table:table-cell office:value-type="float" office:value="0">
            <text:p>0</text:p>
          </table:table-cell>
          <table:table-cell office:value-type="float" office:value="1117.81801922647">
            <text:p>1117.8180192265</text:p>
          </table:table-cell>
          <table:table-cell office:value-type="float" office:value="140.81887156271">
            <text:p>140.8188715627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27.2881741634998">
            <text:p>27.2881741635</text:p>
          </table:table-cell>
          <table:table-cell office:value-type="float" office:value="0">
            <text:p>0</text:p>
          </table:table-cell>
          <table:table-cell office:value-type="float" office:value="1133.97970176334">
            <text:p>1133.9797017633</text:p>
          </table:table-cell>
          <table:table-cell office:value-type="float" office:value="142.854864772921">
            <text:p>142.854864772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33.7144129463284">
            <text:p>33.7144129463</text:p>
          </table:table-cell>
          <table:table-cell office:value-type="float" office:value="0">
            <text:p>0</text:p>
          </table:table-cell>
          <table:table-cell office:value-type="float" office:value="1001.20144173008">
            <text:p>1001.2014417301</text:p>
          </table:table-cell>
          <table:table-cell office:value-type="float" office:value="126.127915999199">
            <text:p>126.127915999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35.631472266944">
            <text:p>35.6314722669</text:p>
          </table:table-cell>
          <table:table-cell office:value-type="float" office:value="0">
            <text:p>0</text:p>
          </table:table-cell>
          <table:table-cell office:value-type="float" office:value="813.686201916231">
            <text:p>813.6862019162</text:p>
          </table:table-cell>
          <table:table-cell office:value-type="float" office:value="102.505390671088">
            <text:p>102.5053906711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.589937535133">
            <text:p>34.5899375351</text:p>
          </table:table-cell>
          <table:table-cell office:value-type="float" office:value="0">
            <text:p>0</text:p>
          </table:table-cell>
          <table:table-cell office:value-type="float" office:value="702.641933670602">
            <text:p>702.6419336706</text:p>
          </table:table-cell>
          <table:table-cell office:value-type="float" office:value="88.5164154721754">
            <text:p>88.516415472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2">
          <table:table-cell/>
          <table:table-cell table:style-name="ce1" table:number-columns-repeated="2"/>
          <table:table-cell table:style-name="ce1" office:value-type="string">
            <text:p>Update data to Flights 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/>
          <table:table-cell table:number-columns-repeated="2"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float" office:value="1511">
            <text:p>1511</text:p>
          </table:table-cell>
          <table:table-cell office:value-type="float" office:value="169.748283162924">
            <text:p>169.7482831629</text:p>
          </table:table-cell>
          <table:table-cell office:value-type="float" office:value="0">
            <text:p>0</text:p>
          </table:table-cell>
          <table:table-cell office:value-type="float" office:value="113.2438706755">
            <text:p>113.2438706755</text:p>
          </table:table-cell>
          <table:table-cell office:value-type="float" office:value="14.266073551894">
            <text:p>14.2660735519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857">
            <text:p>857</text:p>
          </table:table-cell>
          <table:table-cell office:value-type="float" office:value="89">
            <text:p>89</text:p>
          </table:table-cell>
          <table:table-cell office:value-type="float" office:value="1710">
            <text:p>1710</text:p>
          </table:table-cell>
          <table:table-cell office:value-type="float" office:value="172.844147386591">
            <text:p>172.8441473866</text:p>
          </table:table-cell>
          <table:table-cell office:value-type="float" office:value="0">
            <text:p>0</text:p>
          </table:table-cell>
          <table:table-cell office:value-type="float" office:value="114.780253205239">
            <text:p>114.7802532052</text:p>
          </table:table-cell>
          <table:table-cell office:value-type="float" office:value="14.4596217416756">
            <text:p>14.4596217417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864">
            <text:p>864</text:p>
          </table:table-cell>
          <table:table-cell office:value-type="float" office:value="54">
            <text:p>54</text:p>
          </table:table-cell>
          <table:table-cell office:value-type="float" office:value="1866">
            <text:p>1866</text:p>
          </table:table-cell>
          <table:table-cell office:value-type="float" office:value="164.095176060558">
            <text:p>164.0951760606</text:p>
          </table:table-cell>
          <table:table-cell office:value-type="float" office:value="0">
            <text:p>0</text:p>
          </table:table-cell>
          <table:table-cell office:value-type="float" office:value="113.889595426194">
            <text:p>113.8895954262</text:p>
          </table:table-cell>
          <table:table-cell office:value-type="float" office:value="14.3474197363076">
            <text:p>14.3474197363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869">
            <text:p>869</text:p>
          </table:table-cell>
          <table:table-cell office:value-type="float" office:value="67">
            <text:p>67</text:p>
          </table:table-cell>
          <table:table-cell office:value-type="float" office:value="1709">
            <text:p>1709</text:p>
          </table:table-cell>
          <table:table-cell office:value-type="float" office:value="170.802670881627">
            <text:p>170.8026708816</text:p>
          </table:table-cell>
          <table:table-cell office:value-type="float" office:value="0">
            <text:p>0</text:p>
          </table:table-cell>
          <table:table-cell office:value-type="float" office:value="113.167298045884">
            <text:p>113.1672980459</text:p>
          </table:table-cell>
          <table:table-cell office:value-type="float" office:value="14.2564271952334">
            <text:p>14.2564271952</text:p>
          </table:table-cell>
          <table:table-cell office:value-type="float" office:value="129">
            <text:p>129</text:p>
          </table:table-cell>
        </table:table-row>
        <table:table-row table:style-name="ro3">
          <table:table-cell/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872">
            <text:p>872</text:p>
          </table:table-cell>
          <table:table-cell office:value-type="float" office:value="85">
            <text:p>85</text:p>
          </table:table-cell>
          <table:table-cell office:value-type="float" office:value="1864">
            <text:p>1864</text:p>
          </table:table-cell>
          <table:table-cell office:value-type="float" office:value="171.669287112139">
            <text:p>171.6692871121</text:p>
          </table:table-cell>
          <table:table-cell office:value-type="float" office:value="0">
            <text:p>0</text:p>
          </table:table-cell>
          <table:table-cell office:value-type="float" office:value="112.588269203055">
            <text:p>112.5882692031</text:p>
          </table:table-cell>
          <table:table-cell office:value-type="float" office:value="14.1834831320255">
            <text:p>14.183483132</text:p>
          </table:table-cell>
          <table:table-cell office:value-type="float" office:value="129">
            <text:p>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0000-00-00T00:16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6:46.048152685</meta:creation-date>
    <dc:date>2014-09-24T01:32:30</dc:date>
    <meta:editing-duration>PT8H35M40S</meta:editing-duration>
    <meta:editing-cycles>44</meta:editing-cycles>
    <meta:generator>LibreOffice/4.0.2.2$Linux_x86 LibreOffice_project/400m0$Build-2</meta:generator>
    <dc:creator>kattz </dc:creator>
    <meta:document-statistic meta:table-count="3" meta:cell-count="924" meta:object-count="0"/>
  </office:meta>
</office:document-meta>
</file>